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CMU Serif1" svg:font-family="'CMU Serif'" style:font-adornments="Fett"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ec7d" officeooo:paragraph-rsid="000fec7d"/>
    </style:style>
    <style:style style:name="P2" style:family="paragraph" style:parent-style-name="Heading_20_1">
      <style:text-properties style:font-name="CMU Serif1" fo:font-size="18pt" fo:font-weight="bold" officeooo:rsid="001920b2" officeooo:paragraph-rsid="001920b2" style:font-name-asian="PingFang SC" style:font-size-asian="18pt" style:font-weight-asian="bold" style:font-name-complex="Arial Unicode MS" style:font-size-complex="18pt" style:font-weight-complex="bold"/>
    </style:style>
    <style:style style:name="P3" style:family="paragraph" style:parent-style-name="Standard">
      <style:text-properties officeooo:rsid="0014ad27" officeooo:paragraph-rsid="0014ad27"/>
    </style:style>
    <style:style style:name="P4" style:family="paragraph" style:parent-style-name="Standard">
      <style:text-properties officeooo:rsid="001920b2" officeooo:paragraph-rsid="001920b2"/>
    </style:style>
    <style:style style:name="P5" style:family="paragraph" style:parent-style-name="Standard">
      <style:text-properties officeooo:rsid="000fec7d" officeooo:paragraph-rsid="001920b2"/>
    </style:style>
    <style:style style:name="P6" style:family="paragraph" style:parent-style-name="Text_20_body" style:list-style-name="L1">
      <style:text-properties style:font-name="CMU Serif" fo:font-weight="normal" officeooo:rsid="0017fb65" officeooo:paragraph-rsid="001920b2"/>
    </style:style>
    <style:style style:name="P7" style:family="paragraph" style:parent-style-name="Text_20_body" style:list-style-name="L1">
      <style:text-properties style:font-name="CMU Serif" fo:font-weight="normal" officeooo:rsid="001920b2" officeooo:paragraph-rsid="001920b2"/>
    </style:style>
    <style:style style:name="T1" style:family="text">
      <style:text-properties style:font-name="CMU Serif" fo:font-weight="normal"/>
    </style:style>
    <style:style style:name="T2" style:family="text">
      <style:text-properties style:font-name="CMU Serif" fo:font-weight="normal" officeooo:rsid="001920b2"/>
    </style:style>
    <style:style style:name="T3" style:family="text">
      <style:text-properties officeooo:rsid="001448da"/>
    </style:style>
    <style:style style:name="T4" style:family="text">
      <style:text-properties officeooo:rsid="001920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fgabenstellung</text:p>
      <text:h text:style-name="P2" text:outline-level="1">Anbauteile</text:h>
      <text:p text:style-name="P3">E<text:span text:style-name="T2">in Shop für Motorradteile möchte diese Motorrädern (Marke, Modell, Baujahr von/bis) zuordnen und benötigt hierfür eine Datenbank. Es gilt zu beachten, dass manche Motorradteile universell bzw. für mehrere Modelle von Motorrädern geeignet sind.</text:span></text:p>
      <text:p text:style-name="P4"><text:span text:style-name="T2">D</text:span><text:span text:style-name="T1">ie Bauteile sind wiederum nach Kategorien sortiert: Anbauteile, Verschleißteile, etc., wobei diese Kategorien wiederum beliebig viele Unterkategorien aufweisen können.</text:span></text:p>
      <text:h text:style-name="Heading_20_2" text:outline-level="2">Datenmodellierung <text:span text:style-name="T3">und -eingabe</text:span></text:h>
      <text:p text:style-name="P1">Modellieren Sie die Datenbank, generieren Sie ein ER-Diagramm, dokumentieren Sie die Constraints und geben Sie eine Begründung für die Wahl der Constraints ab.</text:p>
      <text:p text:style-name="P5">Geben Sie alsdann <text:span text:style-name="T4">mehrere Motorräder unterschiedlicher Marken sowie </text:span><text:span text:style-name="T2">Motorradteile</text:span><text:span text:style-name="T4"> ein und ordnen Sie diese den Motorrädern zu.</text:span></text:p>
      <text:h text:style-name="Heading_20_2" text:outline-level="2">Auswertungen</text:h>
      <text:list xml:id="list1083190841" text:style-name="L1">
        <text:list-item>
          <text:p text:style-name="P7">Geben Sie eine sortierte Liste aller Motorräder, gereiht nach Marke, Modell und Baujahr ein. Schaffen Sie eine Möglichkeit, dass nach Marke, nach Modell und nach Baujahr gesucht werden kann. Bei Klick auf ein Modell sollen alle zugewiesenen Motorradteile dargestellt werden.</text:p>
        </text:list-item>
        <text:list-item>
          <text:p text:style-name="P6">Geben Sie alle <text:s/><text:span text:style-name="T4">Motorradteile sortiert nach dem Alphabet aus. Bei Klick auf ein <text:s/>Motorradteil sollen alle Motorräder dargestellt werden, wo dieses Teil pass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CMU Serif1" svg:font-family="'CMU Serif'" style:font-adornments="Fett"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line-height="115%" style:page-number="auto"/>
      <style:text-properties style:font-name="CMU Serif" fo:font-family="'CMU Serif'" style:font-style-name="Roman" style:font-family-generic="roman" style:font-pitch="variable"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CMU Serif1" fo:font-family="'CMU Serif'" style:font-style-name="Fett" style:font-family-generic="roman"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MU Serif1" fo:font-family="'CMU Serif'" style:font-style-name="Fett"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MU Serif1" fo:font-family="'CMU Serif'" style:font-style-name="Fett" style:font-family-generic="roman" style:font-pitch="variable"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09T17:10:05.294264356</meta:creation-date>
    <dc:date>2022-06-20T16:43:50.190412453</dc:date>
    <meta:editing-duration>PT59M23S</meta:editing-duration>
    <meta:editing-cycles>9</meta:editing-cycles>
    <meta:generator>LibreOffice/7.1.4.2$MacOSX_X86_64 LibreOffice_project/a529a4fab45b75fefc5b6226684193eb000654f6</meta:generator>
    <dc:creator>Uwe Mutz</dc:creator>
    <meta:document-statistic meta:table-count="0" meta:image-count="0" meta:object-count="0" meta:page-count="1" meta:paragraph-count="10" meta:word-count="163" meta:character-count="1199" meta:non-whitespace-character-count="1046"/>
  </office:meta>
</office:document-meta>
</file>